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style:style>
    <style:style style:name="P8" style:family="paragraph" style:parent-style-name="Normal">
      <style:paragraph-properties fo:hyphenation-ladder-count="no-limit"/>
      <style:text-properties fo:hyphenate="true" loext:hyphenation-no-caps="false"/>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style:style>
    <style:style style:name="P19"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0" style:family="paragraph" style:parent-style-name="List_20_Paragraph" style:list-style-name="L1"/>
    <style:style style:name="P21" style:family="paragraph" style:parent-style-name="List_20_Paragraph" style:list-style-name="L1">
      <style:text-properties style:font-name-complex="Calibri" style:font-size-complex="12.5pt"/>
    </style:style>
    <style:style style:name="P22" style:family="paragraph" style:parent-style-name="List_20_Paragraph" style:list-style-name="L2"/>
    <style:style style:name="P23" style:family="paragraph" style:parent-style-name="List_20_Paragraph" style:list-style-name="L3"/>
    <style:style style:name="P24" style:family="paragraph" style:parent-style-name="List_20_Paragraph" style:list-style-name="L4"/>
    <style:style style:name="P25" style:family="paragraph" style:parent-style-name="List_20_Paragraph" style:list-style-name="L5"/>
    <style:style style:name="P26" style:family="paragraph" style:parent-style-name="List_20_Paragraph" style:list-style-name="L6"/>
    <style:style style:name="P27"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style:style>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10"/>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color="#0f27b1" loext:opacity="100%" fo:font-weight="bold" officeooo:rsid="00034f95" style:font-weight-asian="bold" style:font-size-complex="12.5pt" style:font-weight-complex="bold"/>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style:font-name="Calibri" fo:font-size="12.5pt" style:font-size-asian="12.5pt" style:font-name-complex="Calibri" style:font-size-complex="12.5pt"/>
    </style:style>
    <style:style style:name="T21" style:family="text">
      <style:text-properties fo:color="#202124" loext:opacity="100%" style:font-name="Calibri" fo:font-size="12.5pt" fo:background-color="#ffffff" loext:char-shading-value="0" style:font-size-asian="12.5pt" style:font-name-complex="Calibri" style:font-size-complex="12.5pt"/>
    </style:style>
    <style:style style:name="T22" style:family="text">
      <style:text-properties style:font-name-complex="Calibri" style:font-size-complex="12.5pt"/>
    </style:style>
    <style:style style:name="T23"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font-weight="bold" style:font-weight-asian="bold"/>
    </style:style>
    <style:style style:name="T25" style:family="text">
      <style:text-properties fo:font-size="12pt" style:font-name-asian="Arial"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bid pack</text:span></text:a><text:a xlink:type="simple" xlink:href="#_Toc112060998" office:target-frame-name="_top" xlink:show="replace" text:style-name="Internet_20_link" text:visited-style-name="Visited_20_Internet_20_Link"><text:tab/>3</text:a></text:p>
          <text:p text:style-name="P10"><text:a xlink:type="simple" xlink:href="#_Toc112060999" office:target-frame-name="_top" xlink:show="replace" text:style-name="Internet_20_link" text:visited-style-name="Visited_20_Internet_20_Link"><text:span text:style-name="Hyperlink">The opportunity</text:span></text:a><text:a xlink:type="simple" xlink:href="#_Toc112060999" office:target-frame-name="_top" xlink:show="replace" text:style-name="Internet_20_link" text:visited-style-name="Visited_20_Internet_20_Link"><text:tab/>4</text:a></text:p>
          <text:p text:style-name="P10"><text:a xlink:type="simple" xlink:href="#_Toc112061000" office:target-frame-name="_top" xlink:show="replace" text:style-name="Internet_20_link" text:visited-style-name="Visited_20_Internet_20_Link"><text:span text:style-name="Hyperlink">What You Need To Know</text:span></text:a><text:a xlink:type="simple" xlink:href="#_Toc112061000" office:target-frame-name="_top" xlink:show="replace" text:style-name="Internet_20_link" text:visited-style-name="Visited_20_Internet_20_Link"><text:tab/>5</text:a></text:p>
          <text:p text:style-name="P11"><text:a xlink:type="simple" xlink:href="#_Toc112061001" office:target-frame-name="_top" xlink:show="replace" text:style-name="Internet_20_link" text:visited-style-name="Visited_20_Internet_20_Link"><text:span text:style-name="Hyperlink">What ‘We’ and ‘You’ Means:</text:span></text:a><text:a xlink:type="simple" xlink:href="#_Toc112061001" office:target-frame-name="_top" xlink:show="replace" text:style-name="Internet_20_link" text:visited-style-name="Visited_20_Internet_20_Link"><text:tab/>5</text:a></text:p>
          <text:p text:style-name="P10"><text:a xlink:type="simple" xlink:href="#_Toc112061002" office:target-frame-name="_top" xlink:show="replace" text:style-name="Internet_20_link" text:visited-style-name="Visited_20_Internet_20_Link"><text:span text:style-name="Hyperlink">Timelines for the competition</text:span></text:a><text:a xlink:type="simple" xlink:href="#_Toc112061002" office:target-frame-name="_top" xlink:show="replace" text:style-name="Internet_20_link" text:visited-style-name="Visited_20_Internet_20_Link"><text:tab/>6</text:a></text:p>
          <text:p text:style-name="P10"><text:a xlink:type="simple" xlink:href="#_Toc112061003" office:target-frame-name="_top" xlink:show="replace" text:style-name="Internet_20_link" text:visited-style-name="Visited_20_Internet_20_Link"><text:span text:style-name="Hyperlink">When and how to ask questions</text:span></text:a><text:a xlink:type="simple" xlink:href="#_Toc112061003" office:target-frame-name="_top" xlink:show="replace" text:style-name="Internet_20_link" text:visited-style-name="Visited_20_Internet_20_Link"><text:tab/>7</text:a></text:p>
          <text:p text:style-name="P10"><text:a xlink:type="simple" xlink:href="#_Toc112061004" office:target-frame-name="_top" xlink:show="replace" text:style-name="Internet_20_link" text:visited-style-name="Visited_20_Internet_20_Link"><text:span text:style-name="Hyperlink">Making the Process Work</text:span></text:a><text:a xlink:type="simple" xlink:href="#_Toc112061004" office:target-frame-name="_top" xlink:show="replace" text:style-name="Internet_20_link" text:visited-style-name="Visited_20_Internet_20_Link"><text:tab/>8</text:a></text:p>
          <text:p text:style-name="P11"><text:a xlink:type="simple" xlink:href="#_Toc112061005" office:target-frame-name="_top" xlink:show="replace" text:style-name="Internet_20_link" text:visited-style-name="Visited_20_Internet_20_Link"><text:span text:style-name="Hyperlink">What you can expect from us</text:span></text:a><text:a xlink:type="simple" xlink:href="#_Toc112061005" office:target-frame-name="_top" xlink:show="replace" text:style-name="Internet_20_link" text:visited-style-name="Visited_20_Internet_20_Link"><text:tab/>8</text:a></text:p>
          <text:p text:style-name="P11"><text:a xlink:type="simple" xlink:href="#_Toc112061006" office:target-frame-name="_top" xlink:show="replace" text:style-name="Internet_20_link" text:visited-style-name="Visited_20_Internet_20_Link"><text:span text:style-name="Hyperlink">What we expect from you</text:span></text:a><text:a xlink:type="simple" xlink:href="#_Toc112061006" office:target-frame-name="_top" xlink:show="replace" text:style-name="Internet_20_link" text:visited-style-name="Visited_20_Internet_20_Link"><text:tab/>8</text:a></text:p>
          <text:p text:style-name="P11"><text:a xlink:type="simple" xlink:href="#_Toc112061007" office:target-frame-name="_top" xlink:show="replace" text:style-name="Internet_20_link" text:visited-style-name="Visited_20_Internet_20_Link"><text:span text:style-name="Hyperlink">Contracting arrangements</text:span></text:a><text:a xlink:type="simple" xlink:href="#_Toc112061007" office:target-frame-name="_top" xlink:show="replace" text:style-name="Internet_20_link" text:visited-style-name="Visited_20_Internet_20_Link"><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a><text:a xlink:type="simple" xlink:href="#_Toc112061008" office:target-frame-name="_top" xlink:show="replace" text:style-name="Internet_20_link" text:visited-style-name="Visited_20_Internet_20_Link"><text:tab/>8</text:a></text:p>
          <text:p text:style-name="P11"><text:a xlink:type="simple" xlink:href="#_Toc112061009" office:target-frame-name="_top" xlink:show="replace" text:style-name="Internet_20_link" text:visited-style-name="Visited_20_Internet_20_Link"><text:span text:style-name="Hyperlink">Publicity</text:span></text:a><text:a xlink:type="simple" xlink:href="#_Toc112061009" office:target-frame-name="_top" xlink:show="replace" text:style-name="Internet_20_link" text:visited-style-name="Visited_20_Internet_20_Link"><text:tab/>9</text:a></text:p>
          <text:p text:style-name="P11"><text:a xlink:type="simple" xlink:href="#_Toc112061010" office:target-frame-name="_top" xlink:show="replace" text:style-name="Internet_20_link" text:visited-style-name="Visited_20_Internet_20_Link"><text:span text:style-name="Hyperlink">Our rights</text:span></text:a><text:a xlink:type="simple" xlink:href="#_Toc112061010" office:target-frame-name="_top" xlink:show="replace" text:style-name="Internet_20_link" text:visited-style-name="Visited_20_Internet_20_Link"><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a><text:a xlink:type="simple" xlink:href="#_Toc112061011" office:target-frame-name="_top" xlink:show="replace" text:style-name="Internet_20_link" text:visited-style-name="Visited_20_Internet_20_Link"><text:tab/>10</text:a></text:p>
          <text:p text:style-name="P11"><text:a xlink:type="simple" xlink:href="#_Toc112061012" office:target-frame-name="_top" xlink:show="replace" text:style-name="Internet_20_link" text:visited-style-name="Visited_20_Internet_20_Link"><text:span text:style-name="Hyperlink">Proposal costs</text:span></text:a><text:a xlink:type="simple" xlink:href="#_Toc112061012" office:target-frame-name="_top" xlink:show="replace" text:style-name="Internet_20_link" text:visited-style-name="Visited_20_Internet_20_Link"><text:tab/>10</text:a></text:p>
          <text:p text:style-name="P11"><text:a xlink:type="simple" xlink:href="#_Toc112061013" office:target-frame-name="_top" xlink:show="replace" text:style-name="Internet_20_link" text:visited-style-name="Visited_20_Internet_20_Link"><text:span text:style-name="Hyperlink">Warnings and disclaimers</text:span></text:a><text:a xlink:type="simple" xlink:href="#_Toc112061013" office:target-frame-name="_top" xlink:show="replace" text:style-name="Internet_20_link" text:visited-style-name="Visited_20_Internet_20_Link"><text:tab/>10</text:a></text:p>
          <text:p text:style-name="P11"><text:a xlink:type="simple" xlink:href="#_Toc112061014" office:target-frame-name="_top" xlink:show="replace" text:style-name="Internet_20_link" text:visited-style-name="Visited_20_Internet_20_Link"><text:span text:style-name="Hyperlink">Intellectual Property Rights</text:span></text:a><text:a xlink:type="simple" xlink:href="#_Toc112061014" office:target-frame-name="_top" xlink:show="replace" text:style-name="Internet_20_link" text:visited-style-name="Visited_20_Internet_20_Link"><text:tab/>10</text:a></text:p>
        </text:index-body>
      </text:table-of-content>
      <text:p text:style-name="Normal"/>
      <text:p text:style-name="P8"/>
      <text:p text:style-name="P7"/>
      <text:h text:style-name="Heading_20_1" text:outline-level="1"><text:bookmark-start text:name="_Toc112060998"/><text:bookmark-start text:name="_Toc111818214"/><text:bookmark-start text:name="_Toc111560520"/><text:bookmark-start text:name="_Toc95972668"/>About the bid pack<text:bookmark-end text:name="_Toc112060998"/><text:bookmark-end text:name="_Toc111818214"/><text:bookmark-end text:name="_Toc111560520"/><text:bookmark-end text:name="_Toc95972668"/></text:h>
      <text:p text:style-name="Normal"><text:bookmark-start text:name="_Toc92688238"/>You are invited to submit a proposal for <text:span text:style-name="Default_20_Paragraph_20_Font"><text:span text:style-name="T16">«Insert Procurement Title» (</text:span></text:span><text:span text:style-name="Default_20_Paragraph_20_Font"><text:span text:style-name="T6">«Insert Event id») </text:span></text:span>on a direct award basis,</text:p>
      <text:p text:style-name="Normal">The bid pack received comprises the following:</text:p>
      <text:list xml:id="list2045123652" text:style-name="L1">
        <text:list-item>
          <text:p text:style-name="P20">About the procurement <text:span text:style-name="Default_20_Paragraph_20_Font"><text:span text:style-name="T18">(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95251924219121" text:continue-numbering="true" text:style-name="L1">
        <text:list-item>
          <text:p text:style-name="P20">How to bid including evaluation criteria</text:p>
        </text:list-item>
      </text:list>
      <text:p text:style-name="P12">– guidance on the selection and award questionnaires and how we will assess your bid</text:p>
      <text:list xml:id="list195251193555373" text:continue-numbering="true" text:style-name="L1">
        <text:list-item>
          <text:p text:style-name="P20"><text:bookmark-start text:name="_Hlk96322655"/>Statement of requirements</text:p>
        </text:list-item>
      </text:list>
      <text:p text:style-name="P14"><text:span text:style-name="Default_20_Paragraph_20_Font"><text:span text:style-name="T20">– </text:span></text:span><text:span text:style-name="Default_20_Paragraph_20_Font"><text:span text:style-name="T21">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95251793734737" text:continue-numbering="true" text:style-name="L1">
        <text:list-item>
          <text:p text:style-name="P21">Price schedule</text:p>
        </text:list-item>
      </text:list>
      <text:p text:style-name="P13"><text:span text:style-name="Default_20_Paragraph_20_Font"><text:span text:style-name="T22">–</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95252206456922" text:continue-numbering="true" text:style-name="L1">
        <text:list-item>
          <text:p text:style-name="P20">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3">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2060999"/><text:bookmark-start text:name="_Toc111818215"/><text:bookmark-start text:name="_Toc111560521"/><text:bookmark-start text:name="_Toc95972669"/><text:bookmark-end text:name="_Toc92688238"/>The opportunity<text:bookmark-end text:name="_Toc112060999"/><text:bookmark-end text:name="_Toc111818215"/><text:bookmark-end text:name="_Toc111560521"/><text:bookmark-end text:name="_Toc95972669"/></text:h>
      <text:p text:style-name="Normal">This Procurement will establish a single Supplier Contract for the purchase of <text:span text:style-name="Default_20_Paragraph_20_Font"><text:span text:style-name="T16">«Insert </text:span></text:span><text:span text:style-name="Default_20_Paragraph_20_Font"><text:span text:style-name="T17">P</text:span></text:span><text:span text:style-name="Default_20_Paragraph_20_Font"><text:span text:style-name="T16">rocurement </text:span></text:span><text:span text:style-name="Default_20_Paragraph_20_Font"><text:span text:style-name="T17">T</text:span></text:span><text:span text:style-name="Default_20_Paragraph_20_Font"><text:span text:style-name="T16">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2061000"/><text:bookmark-start text:name="_Toc111818216"/><text:bookmark-start text:name="_Toc111560522"/><text:bookmark-start text:name="_Toc95972670"/>What You Need To Know<text:bookmark-end text:name="_Toc112061000"/><text:bookmark-end text:name="_Toc111818216"/><text:bookmark-end text:name="_Toc111560522"/><text:bookmark-end text:name="_Toc95972670"/><text:line-break/></text:h>
      <text:h text:style-name="Heading_20_2" text:outline-level="2"><text:bookmark-start text:name="_Toc112061001"/><text:bookmark-start text:name="_Toc111818217"/><text:bookmark-start text:name="_Toc111560523"/><text:bookmark-start text:name="_Toc95972671"/>What ‘We’ and ‘You’ Means:<text:bookmark-end text:name="_Toc112061001"/><text:bookmark-end text:name="_Toc111818217"/><text:bookmark-end text:name="_Toc111560523"/><text:bookmark-end text:name="_Toc95972671"/></text:h>
      <text:list xml:id="list414226605" text:style-name="L2">
        <text:list-item>
          <text:p text:style-name="P22"><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2"><text:span text:style-name="Default_20_Paragraph_20_Font"><text:span text:style-name="T14">When we use ‘you’ or ‘your’ we mean your organisation, or the organisation you represent, in completing a response to this Bid Pack</text:span></text:span></text:p>
        </text:list-item>
        <text:list-item>
          <text:p text:style-name="P22"><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2061002"/><text:bookmark-start text:name="_Toc111818218"/><text:bookmark-start text:name="_Toc111560524"/><text:bookmark-start text:name="_Toc95972672"/>Timelines for the competition<text:bookmark-end text:name="_Toc112061002"/><text:bookmark-end text:name="_Toc111818218"/><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style-name="TableLine140660573183840">
          <table:table-cell table:style-name="Table1.A1" office:value-type="string">
            <text:p text:style-name="P15">Time / Date</text:p>
          </table:table-cell>
          <table:table-cell table:style-name="Table1.A1" office:value-type="string">
            <text:p text:style-name="P15">Activity</text:p>
          </table:table-cell>
        </table:table-row>
        <table:table-row table:style-name="TableLine140660573066544">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style-name="TableLine140660573061072">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4">Bid Clarification Deadline</text:span></text:span>”)</text:p>
          </table:table-cell>
        </table:table-row>
        <table:table-row table:style-name="TableLine140660573059216">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style-name="TableLine140660573052416">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4">“Bid Submission Deadline”</text:span></text:span>)</text:p>
          </table:table-cell>
        </table:table-row>
        <table:table-row table:style-name="TableLine140660573049568">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style-name="TableLine140660573024800">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style-name="TableLine140660573028016">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112061003"/><text:bookmark-start text:name="_Toc111818219"/><text:bookmark-start text:name="_Toc111560525"/><text:bookmark-start text:name="_Toc95972673"/>When and how to ask questions<text:bookmark-end text:name="_Toc112061003"/><text:bookmark-end text:name="_Toc111818219"/><text:bookmark-end text:name="_Toc111560525"/><text:bookmark-end text:name="_Toc9597267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3">https://crowncommercialservice.bravosolution.co.uk/web/login.html</text:span></text:span>. <text:s/>This is the only way we can communicate with bidders. <text:s/>Try to ensure your question is specific and clear. </text:p>
      <text:p text:style-name="Normal">Remember that you can ask us questions about the competition but please do not attempt to ‘negotiate’ the terms. <text:s/>All contract awards will be subject to the terms and conditions identified in this Bid Pack.</text:p>
      <text:p text:style-name="P7"/>
      <text:p text:style-name="Normal"/>
      <text:h text:style-name="Heading_20_1" text:outline-level="1"><text:bookmark-start text:name="_Toc112061004"/><text:bookmark-start text:name="_Toc111818220"/><text:bookmark-start text:name="_Toc111560526"/><text:bookmark-start text:name="_Toc95972674"/>Making the Process Work<text:bookmark-end text:name="_Toc112061004"/><text:bookmark-end text:name="_Toc111818220"/><text:bookmark-end text:name="_Toc111560526"/><text:bookmark-end text:name="_Toc95972674"/></text:h>
      <text:p text:style-name="Normal">We run our direct awards so that they are fair and transparent for all bidders. This section sets out the rules of this process.<text:line-break/></text:p>
      <text:h text:style-name="Heading_20_2" text:outline-level="2"><text:bookmark-start text:name="_Toc112061005"/><text:bookmark-start text:name="_Toc111818221"/><text:bookmark-start text:name="_Toc111560527"/><text:bookmark-start text:name="_Toc95972675"/>What you can expect from us<text:bookmark-end text:name="_Toc112061005"/><text:bookmark-end text:name="_Toc111818221"/><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_20_2" text:outline-level="2"><text:bookmark-start text:name="_Toc112061006"/><text:bookmark-start text:name="_Toc111818222"/><text:bookmark-start text:name="_Toc111560528"/><text:bookmark-start text:name="_Toc95972676"/>What we expect from you<text:bookmark-end text:name="_Toc112061006"/><text:bookmark-end text:name="_Toc111818222"/><text:bookmark-end text:name="_Toc111560528"/><text:bookmark-end text:name="_Toc9597267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xml:id="list776139119" text:style-name="L3">
        <text:list-item>
          <text:p text:style-name="P23">Submit more than one proposed approach</text:p>
        </text:list-item>
        <text:list-item>
          <text:p text:style-name="P23">Your proposal must remain valid for 90 days after the bid submission deadline.</text:p>
        </text:list-item>
        <text:list-item>
          <text:p text:style-name="P23">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9">How to bid<text:line-break/></text:span></text:span></text:p>
      <text:h text:style-name="Heading_20_2" text:outline-level="2"><text:bookmark-start text:name="_Toc112061007"/><text:bookmark-start text:name="_Toc111818223"/><text:bookmark-start text:name="_Toc111560530"/><text:bookmark-start text:name="_Toc95972678"/>Contracting arrangements<text:bookmark-end text:name="_Toc112061007"/><text:bookmark-end text:name="_Toc111818223"/><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2061008"/><text:bookmark-start text:name="_Toc111818224"/><text:bookmark-start text:name="_Toc111560531"/><text:bookmark-start text:name="_Toc95972679"/>Bidder conduct and conflicts of interest<text:bookmark-end text:name="_Toc112061008"/><text:bookmark-end text:name="_Toc111818224"/><text:bookmark-end text:name="_Toc111560531"/><text:bookmark-end text:name="_Toc95972679"/></text:h>
      <text:p text:style-name="Normal">You must not attempt to influence the contract award process. For example, you must not ever directly or indirectly:</text:p>
      <text:list xml:id="list478714440" text:style-name="L4">
        <text:list-item>
          <text:p text:style-name="P24">Collude with others over the content and submission of bids. However, you may work in good faith with a proposed partner, supplier, consortium member (if relevant) or provider of finance</text:p>
        </text:list-item>
        <text:list-item>
          <text:p text:style-name="P24">Canvass our staff or advisors about this competition</text:p>
        </text:list-item>
        <text:list-item>
          <text:p text:style-name="P24">Try to get information from any of our and/or Buyer staff or advisors about another bidder or bid</text:p>
        </text:list-item>
      </text:list>
      <text:p text:style-name="Normal"><text:soft-page-break/>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6">Confidentiality and Freedom of Information</text:p>
      <text:p text:style-name="Normal">You must keep the contents of this Bid Pack confidential (including the fact that you have received it). <text:s/>This obligation does not apply to anything you have to do to:</text:p>
      <text:list xml:id="list303502861" text:style-name="L5">
        <text:list-item>
          <text:p text:style-name="P25">Submit a bid</text:p>
        </text:list-item>
        <text:list-item>
          <text:p text:style-name="P25">Comply with a legal obligation</text:p>
        </text:list-item>
      </text:list>
      <text:p text:style-name="P12"/>
      <text:h text:style-name="Heading_20_2" text:outline-level="2"><text:bookmark-start text:name="_Toc112061009"/><text:bookmark-start text:name="_Toc111818225"/><text:bookmark-start text:name="_Toc111560532"/><text:bookmark-start text:name="_Toc95972680"/>Publicity<text:bookmark-end text:name="_Toc112061009"/><text:bookmark-end text:name="_Toc111818225"/><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2061010"/><text:bookmark-start text:name="_Toc111818226"/><text:bookmark-start text:name="_Toc111560533"/><text:bookmark-start text:name="_Toc95972681"/>Our rights<text:bookmark-end text:name="_Toc112061010"/><text:bookmark-end text:name="_Toc111818226"/><text:bookmark-end text:name="_Toc111560533"/><text:bookmark-end text:name="_Toc95972681"/></text:h>
      <text:p text:style-name="Normal">We reserve the right to:</text:p>
      <text:list xml:id="list2396751613" text:style-name="L6">
        <text:list-item>
          <text:p text:style-name="P26">Waive or change the requirements of this Bid Pack from time to time without notice</text:p>
        </text:list-item>
        <text:list-item>
          <text:p text:style-name="P26">Verify information, seek clarification or require evidence or further information about your bid</text:p>
        </text:list-item>
        <text:list-item>
          <text:p text:style-name="P26">Withdraw this Proposal Pack at any time, or re-invite bids on the same or alternative basis</text:p>
        </text:list-item>
        <text:list-item>
          <text:p text:style-name="P26">Choose not to award any contract</text:p>
        </text:list-item>
        <text:list-item>
          <text:p text:style-name="P26">Make any changes to the timetable, structure or content of the process</text:p>
        </text:list-item>
        <text:list-item>
          <text:p text:style-name="P26">Stop the process/not award a contract if: <text:bookmark text:name="_heading=h.2w5ecyt"/></text:p>
        </text:list-item>
      </text:list>
      <text:list xml:id="list3799714001" text:style-name="L7">
        <text:list-item>
          <text:list>
            <text:list-item>
              <text:list>
                <text:list-item>
                  <text:list>
                    <text:list-item>
                      <text:list>
                        <text:list-item>
                          <text:p text:style-name="P27"><text:span text:style-name="Default_20_Paragraph_20_Font"><text:span text:style-name="T25">You submit a proposal that does not meet the requirement;</text:span></text:span><text:bookmark text:name="_heading=h.1baon6m"/></text:p>
                        </text:list-item>
                        <text:list-item>
                          <text:p text:style-name="P27"><text:span text:style-name="Default_20_Paragraph_20_Font"><text:span text:style-name="T25">Your proposal contains false or misleading information;</text:span></text:span><text:bookmark text:name="_heading=h.3vac5uf"/></text:p>
                        </text:list-item>
                        <text:list-item>
                          <text:p text:style-name="P27"><text:span text:style-name="Default_20_Paragraph_20_Font"><text:span text:style-name="T25">You fail to tell us of any change in the contracting arrangements between proposal submission and award;</text:span></text:span><text:bookmark text:name="_heading=h.2afmg28"/></text:p>
                        </text:list-item>
                        <text:list-item>
                          <text:p text:style-name="P27"><text:span text:style-name="Default_20_Paragraph_20_Font"><text:span text:style-name="T25">The change in the contracting arrangements would result in a breach of procurement law;</text:span></text:span><text:bookmark text:name="_heading=h.pkwqa1"/></text:p>
                        </text:list-item>
                        <text:list-item>
                          <text:p text:style-name="P27"><text:span text:style-name="Default_20_Paragraph_20_Font"><text:span text:style-name="T25">For any other reason provided in this Proposal Pack;</text:span></text:span><text:bookmark text:name="_heading=h.39kk8xu"/></text:p>
                        </text:list-item>
                        <text:list-item>
                          <text:p text:style-name="P27"><text:span text:style-name="Default_20_Paragraph_20_Font"><text:span text:style-name="T25">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112061011"/><text:bookmark-start text:name="_Toc111818227"/><text:bookmark-start text:name="_Toc111560534"/><text:bookmark-start text:name="_Toc95972682"/><text:soft-page-break/>Consequences of misrepresentation<text:bookmark-end text:name="_Toc112061011"/><text:bookmark-end text:name="_Toc111818227"/><text:bookmark-end text:name="_Toc111560534"/><text:bookmark-end text:name="_Toc95972682"/></text:h>
      <text:p text:style-name="Normal">If a serious misrepresentation by you induces the Buyer to enter into a contract with you, you may be:</text:p>
      <text:list xml:id="list1846475652" text:style-name="L8">
        <text:list-item>
          <text:p text:style-name="P28">Excluded from bidding for contracts for three years, under regulation 57(8)(h)(i) of the PCR 2015</text:p>
        </text:list-item>
        <text:list-item>
          <text:p text:style-name="P28">Sued by the Buyer for damages, the Buyer may rescind the contract under the Misrepresentation Act 1967</text:p>
        </text:list-item>
        <text:list-item>
          <text:p text:style-name="P28">If fraud, or fraudulent intent, can be proved, you may be prosecuted and convicted of the offence of fraud by false representation under s.2 of the Fraud Act 2006, which can carry a sentence of up to 10 years or a fine (or both)</text:p>
        </text:list-item>
        <text:list-item>
          <text:p text:style-name="P28">If there is a conviction, then your organisation must be excluded from procurement for five years under reg. 57(1) of the PCR 2015 (subject to self-cleaning)<text:line-break/></text:p>
        </text:list-item>
      </text:list>
      <text:h text:style-name="Heading_20_2" text:outline-level="2"><text:bookmark-start text:name="_Toc112061012"/><text:bookmark-start text:name="_Toc111818228"/><text:bookmark-start text:name="_Toc111560535"/><text:bookmark-start text:name="_Toc95972683"/>Proposal costs<text:bookmark-end text:name="_Toc112061012"/><text:bookmark-end text:name="_Toc111818228"/><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2061013"/><text:bookmark-start text:name="_Toc111818229"/><text:bookmark-start text:name="_Toc111560536"/><text:bookmark-start text:name="_Toc95972684"/>Warnings and disclaimers<text:bookmark-end text:name="_Toc112061013"/><text:bookmark-end text:name="_Toc111818229"/><text:bookmark-end text:name="_Toc111560536"/><text:bookmark-end text:name="_Toc95972684"/></text:h>
      <text:p text:style-name="Normal">Neither CCS nor the Buyer will be liable for:</text:p>
      <text:list xml:id="list704477596" text:style-name="L9">
        <text:list-item>
          <text:p text:style-name="P29">Where parts of the Bid Pack are not accurate, adequate or complete</text:p>
        </text:list-item>
        <text:list-item>
          <text:p text:style-name="P29">For any written or verbal communications</text:p>
        </text:list-item>
        <text:list-item>
          <text:p text:style-name="P29">You must carry out your own due diligence and rely on your own enquiries</text:p>
        </text:list-item>
        <text:list-item>
          <text:p text:style-name="P29">This Bid Pack is not a commitment by CCS or the Buyer to enter into a contract<text:line-break/></text:p>
        </text:list-item>
      </text:list>
      <text:h text:style-name="Heading_20_2" text:outline-level="2"><text:bookmark-start text:name="_Toc112061014"/><text:bookmark-start text:name="_Toc111818230"/><text:bookmark-start text:name="_Toc111560537"/><text:bookmark-start text:name="_Toc95972685"/>Intellectual Property Rights<text:bookmark-end text:name="_Toc112061014"/><text:bookmark-end text:name="_Toc111818230"/><text:bookmark-end text:name="_Toc111560537"/><text:bookmark-end text:name="_Toc95972685"/></text:h>
      <text:p text:style-name="Normal">The Bid Pack remains our property. <text:s/>You must use the Bid Pack only for this competition.</text:p>
      <text:p text:style-name="Normal">You allow us to copy, amend and reproduce your bid so we can:</text:p>
      <text:list xml:id="list1432896834" text:style-name="L10">
        <text:list-item>
          <text:p text:style-name="P30">Run the competition</text:p>
        </text:list-item>
        <text:list-item>
          <text:p text:style-name="P30">Comply with law and guidance</text:p>
        </text:list-item>
        <text:list-item>
          <text:p text:style-name="P30">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9T13:47:00Z</meta:creation-date>
    <dc:date>2022-09-05T19:52:32.668885130</dc:date>
    <meta:editing-cycles>8</meta:editing-cycles>
    <meta:editing-duration>PT16M20S</meta:editing-duration>
    <meta:document-statistic meta:table-count="1" meta:image-count="0" meta:object-count="0" meta:page-count="10" meta:paragraph-count="146" meta:word-count="1693" meta:character-count="10216" meta:non-whitespace-character-count="8668"/>
    <meta:template xlink:type="simple" xlink:actuate="onRequest" xlink:title="" xlink:href="Normal"/>
  </office:meta>
</office:document-meta>
</file>